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uel d'utilisation :</text:p>
      <text:p text:style-name="Standard">Notre projets se comporte en 6 classes, CExceptions, CGraphe, CSommets, CArcs, CLoad et Graphe.</text:p>
      <text:p text:style-name="Standard"/>
      <text:p text:style-name="Standard">La classe CLoad sert à créer un graphe à partir d'un fichier texte. Pour l'utiliser il suffit de créer un objet CLoad en passant en paramètre le nom du fichier, <text:s/>puis d'utiliser la méthode LODParser pour créer <text:s/>et retourner le graphe correspondant au contenu du fichier. Le graphe est un objet de la classe CGraphe.</text:p>
      <text:p text:style-name="Standard"/>
      <text:p text:style-name="Standard">Un graphe de la classe CGraphe n'est constitué d'un vecteur de sommets. La classe CGraphe <text:s text:c="2"/>contient aussi plusieures méthodes, notament GRAAffecterSom() qui permet d'ajouter un sommet au graphe, GRALireSommets() qui renvoie le vecteur contenant tous les sommets du graphe, GRATrouverParNum() qui renvoie le somet du graphe correspondant au numéro passé en paramètre et GRAAfficher() qui affiche dans la console le graphe. Ce qui est affiché lors de l'appel de cette fonction est une description de chaque arc indiquant quel est sont sommet de départ et celui d'arrivée.</text:p>
      <text:p text:style-name="Standard"/>
      <text:p text:style-name="Standard">Les sommets sont représentés par des instances de CSommet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Richard Yanis<text:tab/>Rapport du projet de C++</text:p>
        <text:p text:style-name="Header">Herault Romain<text:tab/>2ème partie : les graph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53S</meta:editing-duration>
    <meta:editing-cycles>3</meta:editing-cycles>
    <meta:generator>OpenOffice/4.1.3$Win32 OpenOffice.org_project/413m1$Build-9783</meta:generator>
    <dc:date>2018-05-24T12:29:14.73</dc:date>
    <meta:document-statistic meta:table-count="0" meta:image-count="0" meta:object-count="0" meta:page-count="1" meta:paragraph-count="7" meta:word-count="182" meta:character-count="1140"/>
    <dc:creator>Romain Herault</dc:creator>
    <meta:user-defined meta:name="Info 1"/>
    <meta:user-defined meta:name="Info 2"/>
    <meta:user-defined meta:name="Info 3"/>
    <meta:user-defined meta:name="Info 4"/>
  </office:meta>
</office:document-meta>
</file>